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171880" officeooo:paragraph-rsid="00171880"/>
    </style:style>
    <style:style style:name="P2" style:family="paragraph" style:parent-style-name="Standard">
      <style:paragraph-properties fo:text-align="center" style:justify-single-word="false"/>
      <style:text-properties style:font-name="Calibri" officeooo:rsid="00171880" officeooo:paragraph-rsid="00171880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171880" officeooo:paragraph-rsid="00171880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Calibri" fo:font-weight="bold" officeooo:rsid="00171880" officeooo:paragraph-rsid="0017188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normal" officeooo:rsid="00171880" officeooo:paragraph-rsid="00171880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 273233<text:tab/><text:tab/><text:tab/><text:tab/><text:tab/><text:tab/><text:tab/>Wrocław, 28.04.16r.</text:p>
      <text:p text:style-name="P2"><text:span text:style-name="T1"/></text:p>
      <text:p text:style-name="P2"><text:span text:style-name="T1"/></text:p>
      <text:p text:style-name="P2"><text:span text:style-name="T1">Lista 6</text:span></text:p>
      <text:p text:style-name="P5"/>
      <text:p text:style-name="P3">Uwaga: <text:span text:style-name="T2">Paczka z rozwiązaniami zawiera 7 plików źródłowych:</text:span></text:p>
      <text:list xml:id="list3878614781103512105" text:style-name="L1">
        <text:list-item>
          <text:p text:style-name="P4"><text:span text:style-name="T2">Program.cs zawierający funkcję Main() z prezentacją rozwiązań wszystkich zadań.</text:span></text:p>
        </text:list-item>
        <text:list-item>
          <text:p text:style-name="P4"><text:span text:style-name="T2">NullObject.cs zawierający rozwiązanie pierwszego zadania.</text:span></text:p>
        </text:list-item>
        <text:list-item>
          <text:p text:style-name="P4"><text:span text:style-name="T2">Interpreter.cs zawierający rozwiązanie drugiego zadania.</text:span></text:p>
        </text:list-item>
        <text:list-item>
          <text:p text:style-name="P4"><text:span text:style-name="T2">Tree.cs zawierający implementację drzewa binarnego do zadania trzeciego.</text:span></text:p>
        </text:list-item>
        <text:list-item>
          <text:p text:style-name="P4"><text:span text:style-name="T2">TreeVisitorUnaware.cs zawierający implementację visitora nieświadomego struktury drzewa, które odwiedza.</text:span></text:p>
        </text:list-item>
        <text:list-item>
          <text:p text:style-name="P4"><text:span text:style-name="T2">TreeVisitorAware.cs zawierający implementację visitora świadomego struktury drzewa.</text:span></text:p>
        </text:list-item>
        <text:list-item>
          <text:p text:style-name="P4"><text:span text:style-name="T2">ExpressionVisitor.cs zawierający rozwiązanie czwartego zadania.</text:span></text:p>
        </text:list-item>
      </text:list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21:51:03.322000000</meta:creation-date>
    <meta:generator>LibreOffice/5.0.2.2$Windows_x86 LibreOffice_project/37b43f919e4de5eeaca9b9755ed688758a8251fe</meta:generator>
    <dc:date>2016-04-28T21:56:56.135000000</dc:date>
    <meta:editing-duration>PT5M54S</meta:editing-duration>
    <meta:editing-cycles>1</meta:editing-cycles>
    <meta:document-statistic meta:table-count="0" meta:image-count="0" meta:object-count="0" meta:page-count="1" meta:paragraph-count="10" meta:word-count="70" meta:character-count="637" meta:non-whitespace-character-count="578"/>
  </office:meta>
</office:document-meta>
</file>